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 svg:font-family="'DejaVu Sans Condensed'"/>
    <style:font-face style:name="Georgia" svg:font-family="Georgia"/>
    <style:font-face style:name="Times New Roman" svg:font-family="'Times New Roman'"/>
    <style:font-face style:name="Times New Roman1" svg:font-family="'Times New Roman'" style:font-adornments="Normal" style:font-family-generic="roman" style:font-pitch="variable"/>
  </office:font-face-decls>
  <office:automatic-styles>
    <style:style style:name="P1" style:family="paragraph" style:parent-style-name="Corps_20_du_20_texte_20__28_2_29_" style:master-page-name="Standard">
      <style:paragraph-properties fo:margin-left="0cm" fo:margin-right="0cm" style:line-height-at-least="2.785cm" fo:text-align="start" style:justify-single-word="false" fo:text-indent="0cm" style:auto-text-indent="false" style:page-number="auto" fo:background-color="transparent">
        <style:background-image/>
      </style:paragraph-properties>
    </style:style>
    <style:style style:name="P2" style:family="paragraph" style:parent-style-name="Corps_20_du_20_texte_20__28_2_29_" style:master-page-name="Standard">
      <style:paragraph-properties fo:margin-left="0cm" fo:margin-right="0cm" style:line-height-at-least="2.836cm" fo:text-align="start" style:justify-single-word="false" fo:text-indent="0cm" style:auto-text-indent="false" style:page-number="auto" fo:background-color="transparent">
        <style:background-image/>
      </style:paragraph-properties>
    </style:style>
    <style:style style:name="P3" style:family="paragraph" style:parent-style-name="Corps_20_du_20_texte_20__28_2_29_" style:master-page-name="Standard">
      <style:paragraph-properties fo:margin-left="0cm" fo:margin-right="0cm" style:line-height-at-least="2.887cm" fo:text-align="start" style:justify-single-word="false" fo:text-indent="0cm" style:auto-text-indent="false" style:page-number="auto" fo:background-color="transparent">
        <style:background-image/>
      </style:paragraph-properties>
    </style:style>
    <style:style style:name="P4" style:family="paragraph" style:parent-style-name="Corps_20_du_20_texte_20__28_2_29_" style:master-page-name="Standard">
      <style:paragraph-properties fo:margin-left="0cm" fo:margin-right="0cm" style:line-height-at-least="2.912cm" fo:text-align="start" style:justify-single-word="false" fo:text-indent="0cm" style:auto-text-indent="false" style:page-number="auto" fo:background-color="transparent">
        <style:background-image/>
      </style:paragraph-properties>
    </style:style>
    <style:style style:name="P5" style:family="paragraph" style:parent-style-name="Corps_20_du_20_texte_20__28_2_29_" style:master-page-name="Standard">
      <style:paragraph-properties fo:margin-left="0cm" fo:margin-right="0cm" style:line-height-at-least="2.803cm" fo:text-align="start" style:justify-single-word="false" fo:text-indent="0cm" style:auto-text-indent="false" style:page-number="auto" fo:background-color="transparent">
        <style:background-image/>
      </style:paragraph-properties>
    </style:style>
    <style:style style:name="P6" style:family="paragraph" style:parent-style-name="Corps_20_du_20_texte_20__28_2_29_" style:master-page-name="Standard">
      <style:paragraph-properties fo:margin-left="0cm" fo:margin-right="0cm" style:line-height-at-least="2.685cm" fo:text-align="start" style:justify-single-word="false" fo:text-indent="0cm" style:auto-text-indent="false" style:page-number="auto" fo:background-color="transparent">
        <style:background-image/>
      </style:paragraph-properties>
    </style:style>
    <style:style style:name="P7" style:family="paragraph" style:parent-style-name="Corps_20_du_20_texte_20__28_2_29_" style:master-page-name="">
      <style:paragraph-properties fo:margin-left="0cm" fo:margin-right="0cm" style:line-height-at-least="0.423cm" fo:text-align="start" style:justify-single-word="false" fo:text-indent="0cm" style:auto-text-indent="false" style:page-number="auto" fo:background-color="transparent">
        <style:background-image/>
      </style:paragraph-properties>
    </style:style>
    <style:style style:name="P8" style:family="paragraph" style:parent-style-name="Corps_20_du_20_texte_20__28_2_29_" style:master-page-name="">
      <style:paragraph-properties fo:margin-left="0cm" fo:margin-right="0cm" style:line-height-at-least="2.625cm" fo:text-align="start" style:justify-single-word="false" fo:text-indent="0cm" style:auto-text-indent="false" style:page-number="auto" fo:background-color="transparent">
        <style:background-image/>
      </style:paragraph-properties>
    </style:style>
    <style:style style:name="P9" style:family="paragraph" style:parent-style-name="Corps_20_du_20_texte_20__28_2_29_" style:master-page-name="">
      <style:paragraph-properties fo:margin-left="0cm" fo:margin-right="0cm" style:line-height-at-least="3.048cm" fo:text-align="start" style:justify-single-word="false" fo:text-indent="0.635cm" style:auto-text-indent="false" style:page-number="auto" fo:background-color="transparent">
        <style:background-image/>
      </style:paragraph-properties>
    </style:style>
    <style:style style:name="P10" style:family="paragraph" style:parent-style-name="Corps_20_du_20_texte_20__28_2_29_" style:master-page-name="">
      <style:paragraph-properties fo:margin-left="0cm" fo:margin-right="0cm" style:line-height-at-least="2.736cm" fo:text-align="start" style:justify-single-word="false" fo:text-indent="0.635cm" style:auto-text-indent="false" style:page-number="auto" fo:background-color="transparent">
        <style:background-image/>
      </style:paragraph-properties>
    </style:style>
    <style:style style:name="P11" style:family="paragraph" style:parent-style-name="Corps_20_du_20_texte_20__28_2_29_" style:master-page-name="">
      <style:paragraph-properties fo:margin-left="0.635cm" fo:margin-right="0cm" style:line-height-at-least="2.863cm" fo:text-align="start" style:justify-single-word="false" fo:text-indent="-0.635cm" style:auto-text-indent="false" style:page-number="auto" fo:background-color="transparent">
        <style:background-image/>
      </style:paragraph-properties>
    </style:style>
    <style:style style:name="P12" style:family="paragraph" style:parent-style-name="Corps_20_du_20_texte_20__28_58_29_" style:master-page-name="">
      <style:paragraph-properties fo:margin-left="0cm" fo:margin-right="0cm" style:line-height-at-least="2.184cm" fo:text-align="start" style:justify-single-word="false" fo:text-indent="0.635cm" style:auto-text-indent="false" style:page-number="auto" fo:background-color="transparent">
        <style:background-image/>
      </style:paragraph-properties>
    </style:style>
    <style:style style:name="P13" style:family="paragraph" style:parent-style-name="Corps_20_du_20_texte_20__28_168_29_" style:master-page-name="Standard">
      <style:paragraph-properties fo:margin-left="0cm" fo:margin-right="0cm" style:line-height-at-least="0.423cm" fo:text-align="start" style:justify-single-word="false" fo:text-indent="0cm" style:auto-text-indent="false" style:page-number="auto" fo:background-color="transparent">
        <style:background-image/>
      </style:paragraph-properties>
    </style:style>
    <style:style style:name="P14" style:family="paragraph" style:parent-style-name="Corps_20_du_20_texte_20__28_4_29_" style:master-page-name="Standard">
      <style:paragraph-properties fo:margin-left="0cm" fo:margin-right="0cm" style:line-height-at-least="2.21cm" fo:text-align="start" style:justify-single-word="false" fo:text-indent="0cm" style:auto-text-indent="false" style:page-number="auto" fo:background-color="transparent">
        <style:background-image/>
      </style:paragraph-properties>
    </style:style>
    <style:style style:name="P15" style:family="paragraph" style:parent-style-name="Corps_20_du_20_texte_20__28_4_29_" style:master-page-name="">
      <style:paragraph-properties fo:margin-left="0cm" fo:margin-right="0cm" style:line-height-at-least="2.177cm" fo:text-align="start" style:justify-single-word="false" fo:text-indent="0.635cm" style:auto-text-indent="false" style:page-number="auto" fo:background-color="transparent">
        <style:background-image/>
      </style:paragraph-properties>
    </style:style>
    <style:style style:name="P16" style:family="paragraph" style:parent-style-name="Standard" style:master-page-name="Standard">
      <style:paragraph-properties style:page-number="auto"/>
    </style:style>
    <style:style style:name="T1" style:family="text">
      <style:text-properties fo:color="#000000" style:text-position="25% 58%"/>
    </style:style>
    <style:style style:name="T2" style:family="text">
      <style:text-properties fo:color="#000000" fo:language="en" fo:country="US" style:language-asian="en" style:country-asian="US" style:language-complex="en" style:country-complex="US"/>
    </style:style>
    <style:style style:name="T3" style:family="text">
      <style:text-properties fo:font-style="italic" style:font-style-asian="italic" style:font-style-complex="italic"/>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16"><text:span text:style-name="_3c_pb_3e_">[25]</text:span> Le seul désir qui m’embarassoit étoit de rencontrer l’ame de l’adorable Reine d’Égypte ; j’errois de tous les côtés pour y parvenir : j’en vis une qui voltigeoit, je la joignis ; mais hélas ce n’étoit pas Zeleusis : c’étoit celle qui autrefois occupoit le corps d’Orphée. Je m’attachai à la considérer ; elle s’arrêta et me parla en ces termes : Tu vois en moi la substance divine<text:span text:style-name="_3c_pb_3e_">[26]</text:span> qui présidoit à l’Être du Chantre de la Thrace, né d’Apollon et de Clio. La Divinité puissante que nous adorons donna aux organes du corps dans lequel j’habitois cette disposition nécessaire à la perfection des talens. En peu de tems je devins le plus habile Musicien<text:span text:style-name="T1"><text:note text:id="ftn0" text:note-class="footnote"><text:note-citation>1</text:note-citation><text:note-body><text:p text:style-name="Footnote">On trouve écrit dans l’Histoire qui a pour titre les <text:span text:style-name="T3">Amusemens des Dieux</text:span>, les merveilles que la douceur des sons d’Orphée opéra dans tous les lieux où son destin le conduist. Voici quelques particularités sur ce sujet qui ne sont pas connues. Orphée entrant un jour dans une grande Ville où l’on solemnisoit la fête de son pere Apollon, il se sentit épris d’un si grand zélé, qu’après avoir fait trois cullebuttes au milieu de la place, où toute laVille étoit assemblée, il prit sa lyre et en tira des sons si pressans que trois mille huit cens femmes grosses que la solemnité du jour y avoient attirées y accouchèrent à la fois en chantant l’hymne du divin Orphée. Ce prodige fut suivi d’un autre, à peine les nouveaux nés furent-ils délivrés, qu’ils se prirent par la main, et dansèrent un Rondeau autour du Chantre de la Thrace. Le peuple persuadé par cette merveille qu’Orphée étoit un Dieu, l’enlevèrent et le placèrent pour l’adorer au-dessus d’une Tour. L’Auteur remarque habilement que c’est cet événement qui a donné lieu dans les suites de placer des chœurs dans les Tragédies, et autrefois ils étoient chantés par des enfans.</text:p><text:p text:style-name="Footnote">À la sortie d’un sombre bois dans lequel Orphée s’étoit enfoncé un jour pour faire un sacrifice à Priape, il trouva dans la plaine deux armées qui en étoient aux mains. Il crut devoir unir sa lyre aux instrumens de guerre qui excitoient les troupes au combat. À peine en eut-il touché que tous les arbres de l’épaisse forêt qu’il venoit de quitter accoururent et se mirent à danser, les armées effrayées de ce prodige voulurent s’enfuir, mais la met voisine qui avoit été aussi attirée par ces sons merveilleux arrivant à grands flots les submergea, et sans la main d’Apollon, Orphée en auroit été englouti : dans son effroi il demanda au Dieu son Pere que la Nature fût à l’avenir insensible à ses chants, et c’est depuis ce tems que ces prodiges tant vantés n’eurent plus lieu<text:span text:style-name="Zeichenformat">.</text:span></text:p></text:note-body></text:note></text:span> de la Thrace ; <text:span text:style-name="_3c_pb_3e_">[27]</text:span> ma voix enchantoit les cœurs, et le son de ma lyre remplissoit <text:span text:style-name="_3c_pb_3e_">[28]</text:span> les esprits de cette aimable volupé qui ne laissant <text:span text:style-name="_3c_pb_3e_">[29]</text:span> plus de place à aucune autre sensation suspend les chagrins les plus violens. Je <text:span text:style-name="_3c_pb_3e_">[30]</text:span> ne bornois cependant pas là les dons que le Ciel m’avoit prodigué, l’étude de la Philosophie faisoit ma plus chére occupation, et je ne regardois la Musique que comme un amusement propre à rassembler les esprits dissipés par un travail plus abstrait. Cet Art que j’avois poussé à sa perfection, s’il est possible à un mortel d’y atteindre, délassoit mon imagination et renouvelloit pour ainsi dire à mes organes leur aptitude aux impressions de l’ame : mon <text:span text:style-name="_3c_pb_3e_">[31]</text:span> premier soin fut de connoître le principe de ma création. L’existence me paroissoit si précieuse, que je ne pouvois comparer à rien l’obligation que j’avois à l’Être supérieur qui en étoit la première cause ; je voulus approfondir toutes les obligations que j’avois au Créateur, la vérité se présentant à mon esprit par degré, j’apperçus le rayon de lumiere<text:span text:style-name="T1"><text:note text:id="ftn1" text:note-class="footnote"><text:note-citation>2</text:note-citation><text:note-body><text:p text:style-name="Footnote">Tous les Philosophes ont prétendu que le rayon de lumiere dont il est ici parle, est une de ces pensées innées qui ne deviennent efficaces qu’autant que des méditations profondes les développent, mais c’est un pur galimathias ; voici le mot de l’énigme. Il y avoit un Temple en Égypte consacré à la Vérité. Il étoit élevé dans un labyrinthe, peu de Mortels en connoissoient les détours ; au lever du Soleil on prétendoit que le troisième de ses rayons en indiquoit la route, et c est de ce rayon qu’Orphée prétend ici parler<text:span text:style-name="Zeichenformat">.</text:span></text:p></text:note-body></text:note></text:span> qui y conduit. Je <text:span text:style-name="_3c_pb_3e_">[32]</text:span> ne vis plus ces Êtres malfaisans et imparfaits qui induisent les hommes au mal et qui les entraînent. Je ne vis plus <text:span text:style-name="_3c_pb_3e_">[33]</text:span>cet assemblage défectueux de crimes, de vertus, de bonté, de caprice, enfin le caractère odieux, qu’on imprime à ces Divinités payennes et fantastiques qu’on s’étoit efforcé de me persuader supérieures en tout à mon espece ; je ne vis plus dis-je dans Taikma<text:span text:style-name="T1"><text:note text:id="ftn2" text:note-class="footnote"><text:note-citation>3</text:note-citation><text:note-body><text:p text:style-name="Footnote">Les Égyptiens croyoient que Taikma étoit le Dieu Chef de toutes les Divinités et le Créateur de l’Univers. Ils prétendoient qu’il ne l’avoit créé que pour le rendre heureux, et qu’à la fin du monde tout ce qui existe auroit une sensation propre à goûter le bonheur.</text:p></text:note-body></text:note></text:span><text:span text:style-name="T1"> </text:span><text:span text:style-name="_3c_pb_3e_">[34]</text:span> qu’un être bon, parfait, insusceptible d’aucun défaut, un Être qui ne m’avoit produit à la lumière que pour faire ma félicité ; enfin je conçus tout le bonheur<text:span text:style-name="T1"><text:note text:id="ftn3" text:note-class="footnote"><text:note-citation>4</text:note-citation><text:note-body><text:p text:style-name="Footnote">Rien de plus malheureux qu’un Mortel qui se croit délivré des préjugés : il veut en vain le persuader, il se décéle en proposant sans cesse les doutes et les remords qui l’accompagnent en tous lieux. Il n’y a pas longtems qu’un de ces prétendus esprits-forts, se trouvant à l’extrêmité, déclara hautement que dans le fond du cœur, il avoit toujours crû à la Justice Divine, et que c’étoit par air et pour se faire considérer qu’il avoit toujours voulu la nier.</text:p></text:note-body></text:note></text:span> de le servir. <text:span text:style-name="_3c_pb_3e_">[35]</text:span> Je ne fus pas longtems sans comprendre que la vertu est le seul bien après lequel on doit soupirer. J’étois rempli de cette idée lorsque le fils de Vénus se présenta à moi avec tous ses charmes, ce Dieu parla à mon cœur, il l’inspira, et sa victoire fut complette. La charmante Zirphée fut la premiere qui conduisit mes pas encore chancelans <text:span text:style-name="_3c_pb_3e_">[36]</text:span> sur le chemin des plaisirs : elle n’avoit point cette beauté dont l’élégante régularité inspire plutôt le respect que l’amour : elle n’en plaisoit que d’avantage ; <text:soft-page-break/>les graces l’avoient formée pour être aimable, tout peignoit en elle le sentiment, et ce même sentiment répandu sur son visage donnoit un heureux préjugé de la tendresse de son cœur. </text:p>
        <text:p text:style-name="Standard">Je l’aimai : que ce mot exprime foiblement l’ardeur de l’amour que j’avois pour elle ; peu accoutumé au désir de <text:span text:style-name="_3c_pb_3e_">[37]</text:span> plaire, je craignois de ne pas réussir ; la timidité me donnoit cet air de contrainte qu’on prend si souvent pour la modestie, et qui ajoute de nouveaux charmes à la jeunesse, Zirphée vouloit être aimée, mais elle craignoit l’amour<text:span text:style-name="T1"><text:note text:id="ftn4" text:note-class="footnote"><text:note-citation>5</text:note-citation><text:note-body><text:p text:style-name="Footnote">Le portrait que fait ici Orphée de sa premiere Maîtresse est bien peu ressemblant. Zirphée étoit la fille du Berger Coridan si célèbre par ses malheurs : elle étoit vaine, artificieuse et l’une des plus coquettes de la contrée : c’étoit par vanité qu’elle feignit des complaisances pour Orphée : elle ménageoit dans ce tems-là trois amans ausquels elle faisoit accroire que chacun d’eux étoit le préféré.</text:p></text:note-body></text:note></text:span> : ce Dieu pour se <text:span text:style-name="_3c_pb_3e_">[38]</text:span>vanger de son insensibilité lui fit partager avec moi la flamme qui me consumoit : trop sensible pour ne le pas paraître ; elle me donnoit en tout tems la préférence sur mes rivaux. Elle prêtoit une oreille attentive à mes chansons, elle les écoutoit avec plaisir et cherchoit à les apprendre : quelquefois elle me faisoit l’aveu de sa tendresse, bientôt <text:span text:style-name="_3c_pb_3e_">[39]</text:span>elle rougissoit, et son trouble m’assuroit de la vérité de ses paroles : l’amour qui nous enflammoit s’augmentant par degré, nous ne fûmes pas longtems maîtres de nous cacher nos sentimens : elle ne me laissoit plus ignorer ceux qu’elle avoit pour moi sans être épouvantée de son aveu, elle me le répétoit et se trouvoit soulagée par cette confidence ; depuis que je vous connois<text:span text:style-name="T1"><text:note text:id="ftn5" text:note-class="footnote"><text:note-citation>6</text:note-citation><text:note-body><text:p text:style-name="Footnote">Toute femme qui écoute et qui répond, veut qu’on lui parle encore et qu’on espère davantage. On a répété tant de fois à ce sexe imprudent que tout amant est un séducteur, un trompeur qui cherche à le surprendre ; d’où vient donc que tant de femmes sont séduites et qu’elles s’en plaignent ? Est-ce qu’il y a du plaisir à être trahies, ou seroit-ce un prétexte pour s’en consoler avec un seducteur plus aimable !</text:p></text:note-body></text:note></text:span>, me disoit-elle un <text:span text:style-name="_3c_pb_3e_">[40]</text:span> jour, j’aime la solitude, les louanges que donnent les autres hommes à ma beauté ne me touchent plus… Ah mon cher Orphée si vous me trouvez belle, que m’importe leurs suffrages ! Le vôtre ne <text:span text:style-name="_3c_pb_3e_">[41]</text:span> me suffit-il pas, puisque je vois tout dans vous seul : mon amour ne peut être plus grand, il fait mon bonheur, puissez-vous le partager avec moi ; je désire trop ardemment pour ne pas craindre… Arrêtez Belle Zirphée, m’écriai-je, cessez d’accabler par vos soupçons l’Amant le plus tendre ; si vous m’aimiez comme vous le dites ne me croiriez-vous pas digne de vous, et le serois-je si je cessois jamais de vous aimer ? Ah détournez de votre esprit cette <text:span text:style-name="_3c_pb_3e_">[42]</text:span> pensée qui me fait injure : rendez plus de justice à ma fidélité, et connoissez mieux la puissance de vos charmes ; non, vous ne m’aimez pas, continuai-je ; peut-être un autre occupe-t-il dans votre cœur une place qui n’est due qu’à ma tendresse en effet, ne m’en avez vous pas cent fois refusez le prix. Cruelle Zirphée vous êtes insensible à ma douleur, mes larmes ne vous touchent pas. J’en répandois pendant ce dialogue : attendrie par ces propos, ma <text:span text:style-name="_3c_pb_3e_">[43]</text:span> Maîtresse avoit les yeux baissés, sa respiration précipitée m’étoit une preuve de l’agitation de son ame ; son cœur palpitant me donnoit un heureux préjugé de l’effet de mon discours : je voulus en recueillir le fruit ; je pris sa main tremblante ; je la portai à ma bouche, je la couvris des baisers les plus amoureux ; bientôt revenu de mon extase je levai les yeux pour chercher les siens, et y lire mon bonheur : mais quel fut mon embarras quand je la trouvai évanouie<text:note text:id="ftn6" text:note-class="footnote"><text:note-citation>7</text:note-citation><text:note-body><text:p text:style-name="Footnote">Une Princesse du Pérou née extraordinairement curieuse s’avisa un jour après son dîner de se jetter sur son sopha et de feindre d’y dormir, un jeune Écuyer qui par les devoirs de sa Charge ne la quittoit jamais s’éloigna d’abord par respect : la jeune Princesse fâchée de cette retenue changea d’attitude, mit son beau bras pardessus sa tête, sous lequel elle entrevoyoit sans être vuë le jeune homme ; une partie de ses charmes l’attira auprès d’elle, il étoit dangereux de les considérer : il alloit hazarder un baiser, il s’étoit mit à genoux pour le dérober, la Princesse en fut si émuë qu’elle s’évanouit…</text:p></text:note-body></text:note>. <text:span text:style-name="_3c_pb_3e_">[44]</text:span> Les pâleurs messagères de la mort n’étoient pas peintes sur son visage, il sembloit seulement qu’elle dormoit. <text:span text:style-name="_3c_pb_3e_">[45]</text:span>Peu accoutumé à ces sortes d’événemens, son état m’effraya : aller chercher du secours, c’étoit trop risquer. Quel parti prendre ? Je crus que le feu qui me consumoit pourroit rappeller ses esprits : je colai sur sa bouche un baiser de flâme ; ce premier expédient ne m’ayant pas réussi, j’en essayai plusieurs autres ; le Dieu cause de cet accident m’inspira, je <text:span text:style-name="_3c_pb_3e_">[46]</text:span> suivis son conseil, et bientôt ma Maîtresse revenant à elle-même : Ah cruel, s’écria-t-elle, que t’avois-je fait pour profiter de ma foiblesse. Crains la colere de Diane, protectrice de l’innocence : sans doute elle se vangera sur toi du crime que tu viens de commettre, et moi malheureuse, que vais-je devenir : comment oserai-je paroître devant les hommes après m’être rendu l’objet de leur mépris !</text:p>
        <text:p text:style-name="Standard">Appaisez votre colére, belle <text:span text:style-name="_3c_pb_3e_">[47]</text:span> Zirphée, répondis-je, pardonnez une faute que vous ne regarderiez <text:soft-page-break/>pas comme telle, si vous aviez pour moi les mêmes sentimens que j’ai pour vous : ne craignez pas Diane, ne brûla-t-elle<text:span text:style-name="T1"><text:note text:id="ftn7" text:note-class="footnote"><text:note-citation>8</text:note-citation><text:note-body><text:p text:style-name="Footnote">Rien de plus adroit que cette manière de consoler une jeune personne qui se reproche d’abord une foiblesse ; l’exemple prouve si bien que lorsque la galante Rasimé monta sur le Trône de Bagdad, toutes les femmes de la Ville qui jusques-là ignoraient jusqu’au nom de l’amour, devinrent si sçavantes dans ses mystères qu’avant la fin de l’année elles en donnoient des leçons publiques.</text:p></text:note-body></text:note></text:span> pas des mêmes feux pour Endimion, et put-elle résister aux traits de l’amour : qu’avons- nous à appréhender, puisque ce Dieu m’inspire, il nous <text:span text:style-name="_3c_pb_3e_">[48]</text:span> protégera sans doute : les yeux de ma maîtresse étoient cependant baignés de larmes, elle ne me répondoit rien, et je voyois avec chagrin les marques de la douleur répandues sur son beau visage. Je commençois moi-même à me <text:span text:style-name="_3c_pb_3e_">[49]</text:span> repentir d’avoir suivi les conseils de ma passion, lorsque Zirphée me regardant tendrement sembla me demander de me rendre une seconde fois coupable ; j’obéis : mais loin de m’attirer sa colère : Mon cher Orphée, me dit- elle, que je serois heureuse, si je pouvois compter sur votre constance, cette vertu me seroit d’autant plus agréable en vous qu’elle est rare dans les autres hommes. Pour moi je sens<text:span text:style-name="T1"><text:note text:id="ftn8" text:note-class="footnote"><text:note-citation>9</text:note-citation><text:note-body><text:p text:style-name="Footnote">La premiere condition que met une femme en pareil cas, c’est qu’on lui sera fidéle, et se propose pour exemple ; pourquoi ? C’est qu’elle croit dans ce moment son état le plus heureux ; mais à peine a-t-elle réfléchi sur les circonstances de son bonheur qu’elle conçoit qu’il pourroit l’être davantage : l’impossibilité de la chose avec un seul amant qui peut venir à manquer, fait qu’elle assigne d’abord la survivance de son cœur, et cela se fait sans y penser.</text:p></text:note-body></text:note></text:span> que je vous <text:span text:style-name="_3c_pb_3e_">[50]</text:span> serai toujours fidèle, rien ne pourra jamais me faire changer : j’en atteste les Dieux témoins de notre bonheur réciproque, ils sont trop justes <text:span text:style-name="_3c_pb_3e_">[51]</text:span> pour ne me pas punir si je devenois parjure ; ah puissent sur moi les Divinités épuiser les supplices du Tartare, m’écriai-je aussitôt si je cesse un instant de vous adorer, oui je vous adore, c’est l’hommage qu’on doit aux Dieux, et vous êtes la seule Mortelle qui ressemble parfaitement à Vénus.</text:p>
        <text:p text:style-name="Standard">Le crépuscule du soir qui préparoit à l’obscurité, mit fin à notre conversation, et nous obligea de nous séparer, non sans répandre des larmes <text:span text:style-name="_3c_pb_3e_">[52]</text:span> et nous promettre de renouveller nos plaisirs. Le matin les vit renaître comme le soir les avoit vû finir. L’aimable volupté le présentant à moi avec tous les charmes, je concevois alors toute la reconnoissance que je devois à l’amour. Cet agréable commerce dura trois mois : pendant cet espace de tems nos désirs loin de s’affoiblir prenoient de nouvelles forces<text:span text:style-name="T1"><text:note text:id="ftn9" text:note-class="footnote"><text:note-citation>10</text:note-citation><text:note-body><text:p text:style-name="Footnote">Oui du côté de Zirphée, mais à l’égard de l’Amant, pure présomption de sa part. La preuve en va suivre. La Bergere qui en jugea bien plus sainement prit ses mesures pour que ses plaisirs ne souffrissent pas du déchet. C’est Orphée lui-même qui va nous l’apprendre.</text:p></text:note-body></text:note></text:span> : <text:span text:style-name="_3c_pb_3e_">[53]</text:span> j’aimois Zirphée, elle partageoit l’amour que j’avois pour elle ; pouvoit-il manquer quelque chose à mon bonheur. L’inconstance seule pouvoit y mettre obstacle ; mais hélas, Zirphée que j’adorois, qui m’avoit cent fois juré l’amour le plus tendre, devint parjure.</text:p>
        <text:p text:style-name="Standard"><text:span text:style-name="_3c_pb_3e_">[54]</text:span> Je la trouvai un jour triste et rêveuse : Qu’avez-vous belle Zirphée, lui dis-je, vous craignez de me regarder ; je ne vois plus en vous cette tendre amante prête à me faire éprouver de nouveaux plaisirs ; ne suis-je donc plus digne de votre tendresse ; ai-je fait quelque chose qui puisse vous déplaire ? parlez, je sçaurai punir le coupable ; je préférerois la mort à votre indifférence : elle me regardoit d’un air interdit, et son silence ne me prouvoit que trop son changement : <text:span text:style-name="_3c_pb_3e_">[55]</text:span> vous ne me répondez pas, continuai-je, vous m assurez donc que je suis le plus malheureux de tous les hommes ; c’en est assez, vous voulez<text:span text:style-name="T1"><text:note text:id="ftn10" text:note-class="footnote"><text:note-citation>11</text:note-citation><text:note-body><text:p text:style-name="Footnote">Denys le Tyran en dit un jour autant à la femme d’un Sénateur qui avoit eu quelque complaisance pour lui, et qui s’en repentant ne vouloit plus le revoir. Elle lui répondit, <text:span text:style-name="T3">Mourez</text:span> si vous en avez le courage, nous y gagnerons tous deux. Le Tyran étonné repartit, il n’y a qu’une femme capable de répondre avec cette inhumanité.</text:p></text:note-body></text:note></text:span> ma mort, vous serez contente : croyez-vous que je <text:span text:style-name="_3c_pb_3e_">[56]</text:span> puisse survivre à votre infidélité. Ne m’accusez pas, repliqua-t-elle : si je suis inconstante, m’en croyez-vous la cause ? l’Amour<text:span text:style-name="T1"><text:note text:id="ftn11" text:note-class="footnote"><text:note-citation>12</text:note-citation><text:note-body><text:p text:style-name="Footnote">Les Égyptiens prétendoient que l’Amour étoit de toutes les Divinités la principale, et leur opinion étoit qu’il falloit céder au penchant qui entraînoit, à moins qu’on ne voulût encourir l’indignation de cette Divinité.</text:p></text:note-body></text:note></text:span> conduit mon inclination à un autre objet ; j’aime Iphis : ce jeune Berger a sçû l’emporter sur vous : cet ascendant qu’il a sur moi part <text:span text:style-name="_3c_pb_3e_">[57]</text:span> de la Divinité qui a sçû nous unir ; vous devez respecter ses decrets : c’est elle qui parle, obéissez : il faut nous séparer, et laisser le champ libre au nouveau vainqueur.</text:p>
        <text:p text:style-name="Standard">Croyez-vous que je puisse vous obéir, cruelle Zirphée, m’écriai-je ; non, je vous suivrai par-tout, et je troublerai du moins les plaisirs de mon rival, si je ne puis être assez heureux pour vous toucher. Votre conduite ne serviroit qu’à m’irriter, reprit la parjure avec vivacité, et loin de <text:span text:style-name="_3c_pb_3e_">[58]</text:span> conserver <text:soft-page-break/>pour vous aucun sentiment de tendresse ; je vous regarderois comme un tyran qui me deviendroit odieux ; oubliez-moi, si vous pouvez, et sur-tout ne me voyez jamais.</text:p>
        <text:p text:style-name="Standard">Elle n’eut pas plutôt prononcé ces derniers mots qu’elle s’éloigna de moi. Je restai alors dans une situation peu facile à être définie ; j’étois, pour ainsi dire, accablé sous le poids du chagrin qui me dévoroit. Zirphée infidèle, me disois-je en moi-même, <text:span text:style-name="_3c_pb_3e_">[59]</text:span> Zirphée qui craignoit mon inconstance, qui me juroit, il y a peu de jours, un amour éternel, elle est heureuse et je languis : pourrai-je survivre à mon infortune ! Non, sans doute, mais si je succombe, je veux entraîner dans ma perte un rival odieux ; je percerai le sein de l’Amant et de l’Amante et je mourrai content : mais je m’égare, reprenois-je aussitôt, oublions cette inconstante Maîtresse, les justes Dieux puniront son parjure par le repentir, et je serai vengé.</text:p>
        <text:p text:style-name="Standard"><text:span text:style-name="_3c_pb_3e_">[60]</text:span> Mon esprit agité flottoit ainsi entre le désir de la vengeance et le mépris ; le tems mit fin à l’embarras de mon ame, je commençai alors à jouir de cette aimable sécurité, heureux fruit de l’indifférence, les doux plaisirs de l’étude avoient succédé à toute autre passion : je me félicitois de mon retour ; plus j’envisageois les peines de l’Amour, plus je chérissois mon état présent ; je vouois aux Muses un culte détaché d’aucun autre sentiment ; je bravois l’Amour, il <text:span text:style-name="_3c_pb_3e_">[61]</text:span> me paroissoit n’avoir plus aucune puissance sur mon ame ; que je connoissois peu ce Dieu ! il sçut bientôt me prouver son empire sur les cœurs.</text:p>
        <text:p text:style-name="Standard"><text:span text:style-name="T2">Euridice </text:span>étoit charmante, on ne pouvoit la voir sans l’adorer ; mais le respect qu’on avoit pour elle épouvantoit l’Amour. Elle étoit l’image de la sagesse ; cette aimable naiveté, simbole de 1’innocence, étoit peinte sur son visage. Elle plaisoit parce qu’elle ne se <text:span text:style-name="_3c_pb_3e_">[62]</text:span> soucioit<text:note text:id="ftn12" text:note-class="footnote"><text:note-citation>13</text:note-citation><text:note-body><text:p text:style-name="Footnote">Éloge outré. Il n’y a point de femmes jolies qui ne s’occupent du soin de plaire et de celui d’être aimées. Laodice Prêtresse du Temple de Delphes, la plus sage de toutes les femmes comme la plus belle, étoit deux heures tous les matins à sa toilette pour être vue deux minutes, d’un jeune Ministre du Temple qui en étoit épris, et auquel elle n’accorda jamais que cette faveur.</text:p></text:note-body></text:note> point de plaire : elle n’étoit point semblable à ses compagnes : celles ci demandoient les suffrages, et sembloient les exiger : Euridice, au contraire, étoit redevable <text:span text:style-name="_3c_pb_3e_">[63]</text:span> de sa beauté à la seule nature ; son esprit trop supérieur<text:span text:style-name="T1"><text:note text:id="ftn13" text:note-class="footnote"><text:note-citation>14</text:note-citation><text:note-body><text:p text:style-name="Footnote">M. de Voltaire tout admirable qu’il est, n’a peut-être jamais écrit une plus jolie phrase si ce n’est point là du persifflage comme nos écrits modernes en sont remplis ; tout est aujourd’hui vernis, plus ou moins beau, le reste est misère et pauvreté.</text:p></text:note-body></text:note></text:span> pour n’être pas simple, étoit toujours au niveau de ceux à qui elle parloit : on sortoit d’auprès d’elle pénétré d’amour-propre ; elle pensoit pour les esprits médiocres, et <text:span text:style-name="_3c_pb_3e_">[64]</text:span> leur approprioit ses pensées : elle raisonnoit avec ceux dont l’imagination plus élevée approchoit davantage de sa perfection : les Dieux enfin en la formant avoient voulu donner une preuve de leur puissance.</text:p>
        <text:p text:style-name="Standard">J’allois souvent les soirs pour me délasser des fatigues de l’étude de la journée me promener dans une prairie : là je cherchois à rassembler mes esprits dissipez par le travail, en répétant sur ma Lyre les airs les plus agréables ; les jeunes filles de cette contrée <text:span text:style-name="_3c_pb_3e_">[65]</text:span> venoient écouter mes chansons, et Euridice s’y trouvoit quelquefois avec ses compagnes, elle m’animoit par sa présence, et sembloit prendre plaisir à mes concerts.</text:p>
        <text:p text:style-name="Standard">Je m’apperçus bientôt de l’effet que produisoit sur mon cœur les charmes d’Euridice, je voulus me servir de ma Philosophie<text:span text:style-name="T1"><text:note text:id="ftn14" text:note-class="footnote"><text:note-citation>15</text:note-citation><text:note-body><text:p text:style-name="Footnote">La véritable Philosophie n’est pas de raisonner mais de s’éloigner des occasions qui mettent en danger le cœur ou la probité. Le mot de Philosophe doit signifier un mortel plus rempli d’orgueil et d’amour- propre qu’un homme ordinaire : j’ai examiné, considéré, étudié, ceux qui se sont crûs Philosophes et qui se le disent, je n’ai trouvé que des sots qui ne croyent ni ne pratiquent aucune des maximes dont ils font le pompeux étalage.</text:p></text:note-body></text:note></text:span> pour conserver <text:span text:style-name="_3c_pb_3e_">[66]</text:span> l’état d’indifférence dont je faisois tant de cas ; vains efforts, est-il possible de résister à l’amour ? La raison est un foible obstacle à ses progrès : l’expérience même de sa fatalité ne put rien contre sa puissance. J’aimois Euridice, mais <text:span text:style-name="_3c_pb_3e_">[67]</text:span> je l’aimois trop pour oser espérer. Je devins triste, et la maladie de mon ame plongea bientôt mon corps dans un anéantissement presque total. Je cherchois la solitude, je fuyois tout ce qui n’étoit point Euridice, je la cherchois partout : lorsque je la trouvois, sa présence m’inspiroit l’amour et le respect, et ces deux sentimens se combattant mutuellement me plongeoient dans les réfléxions les plus cruelles. Rien n’est plus affreux sans doute que d’aimer sans espérance <text:span text:style-name="_3c_pb_3e_">[68]</text:span> de retour. Le propre de l’amour vertueux est d’inspirer la timidité. Plus on estime l’objet aimé, plus on craint et moins on espere : Euridice s’apperçut de mon accablement.</text:p>
        <text:p text:style-name="Standard"><text:soft-page-break/>Un jour que je me promenois à l’écart rêvant à la situation de mon ame, elle m’aborda : Orphée, me dit-elle, vous êtes plongé depuis quelques tems dans une tristesse continuelle : quels sont les chagrins qui agitent votre ame ? Votre lyre ne raisonne <text:span text:style-name="_3c_pb_3e_">[69]</text:span> plus que de languissans accens : vous cherchez la solitude ; mes compagnes étonnées de votre changement, me chargent de vous en demander la cause : cruelle Euridice, repartis-je aussitôt, ne pouvez-vous lire dans mes yeux les sentimens de mon cœur ; je jouissois de la plus douce tranquillité. Cet état si désirable repandoit dans mon ame l’aimable sérénité qui paroissoit sur mon visage, ce n’est plus cela : j’aime, et quel objet est ici digne d’amour <text:span text:style-name="_3c_pb_3e_">[70]</text:span> que vous-même, pourriez-vous vous y méprendre… Je ne pus continuer, les larmes coupérent ma respiration, et perdant connoissance, je ne revins à moi que quelque tems après par les soins que prit Euridice elle-même de me rappeller à la lumière.</text:p>
        <text:p text:style-name="Standard">Ah cruelle, lui dis-je, pourquoi me rendre une vie, qui ne peut m’être que désagréable, si vous refusez de vous intéresser à mon amour : votre état me fait pitié, repartit Euridice ; mais que vous serviroit-il <text:span text:style-name="_3c_pb_3e_">[71]</text:span>que j’eusse pour vous les mêmes sentimens que vous avez pour moi. La vertu s’oppose à votre bonheur, n’espérez jamais que je manque aux loix qu’elle m’impose, cessez de m’aimer Orphée, laissez-vous guider par la sagesse, je veux bien même vous avouer que je ne m’opposerois point à votre amour si cette Déesse y pouvoit consentir.</text:p>
        <text:p text:style-name="Standard">Je voulus ramener Euridice, mais confuse de son aveu elle s’échappa, et ma foiblesse <text:span text:style-name="_3c_pb_3e_">[72]</text:span>ne me permit pas de la suivre.</text:p>
        <text:p text:style-name="Standard">Cependant les dernieres paroles de cette adorable personne m’avoient donné quelque espérance, je voulois m’unir à elle par les liens les plus sacrés, et rien dans mon amour ne pouvoit allarmer sa pudeur : je cherchai donc l’occasion de lui déclarer mes sentimens, mais elle évitoit avec un tel soin de se trouver seule avec moi que je fus fort longtems sans pouvoir y réussir : j’y réussis enfin. Je l’apperçus <text:span text:style-name="_3c_pb_3e_">[73]</text:span> assise au bord d’une Fontaine ; je m’approchai, elle voulut encore m’échapper : je la poursuivis ; je la joignis, et me jettant à ses genoux, vous voulez donc ma mort, lui dis-je, ç’en est fait, vous allez me voir expirer à vos pieds si vous ne consentez pas à mon bonheur : ma passion n’a rien de contraire à l’austére vertu que vous vous êtes imposée ; je veux m’unir à vous par les liens les plus indissolubles, allons aux pieds des Autels <text:span text:style-name="_3c_pb_3e_">[74]</text:span> de Minerve : c’est-là où je veux vous jurer une foi éternelle. Euridice étonnée de mes transports ne s’opposa pas à mes désirs : elle y mit cependant pour condition que nous irions consulter l’Oracle de la Déesse, et que nous obéirions absolument à ses ordres : elle m’accompagna au Temple, l’Oracle fit une réponse conforme à nos vœux. Nous nous jurâmes mutuellement un amour constant.</text:p>
        <text:p text:style-name="Standard">La vertu seule fait naître des plaisirs parfaits. Je n’ai <text:span text:style-name="_3c_pb_3e_">[75]</text:span> jamais mieux reconnu cette vérité que dans cet instant. Je jouissois d’un bien que les remords ne rendoient point amer : j’aimois, et la pureté de mon amour lui donnoit de nouvelles forces, une félicité si parfaite ne pouvoit pas durer longtems ; les Dieux jaloux de mon bonheur sçurent m’en priver bientôt, le Soleil avoit à peine parcouru les douze signes du Zodiaque depuis notre union, qu’un Roi voisin de la partie de la terre que nous habitons, ayant entendu <text:span text:style-name="_3c_pb_3e_">[76]</text:span> vanter les charmes d’Euridice<text:span text:style-name="T1"><text:note text:id="ftn15" text:note-class="footnote"><text:note-citation>16</text:note-citation><text:note-body><text:p text:style-name="Footnote">On sera peut-être étonné que ceci soit contraire aux sentimens des Poëstes, qui prétendent qu’Euridice fut piquée par un Serpent, qu’elle mourut de cette blessure, qu’Orphée la retira ensuite des Enfers, et la reperdit par son imprudence. Mais je prie le Lecteur de faire attention que je ne suis précisément que le Traducteur ; je laisse à juger qui a tort ou des Poëtes ou du Manuscrit Égyptien qui me sert d’original.</text:p></text:note-body></text:note></text:span>, se travestit et voulut en juger par lui- même. Il la trouva si belle qu’il voulut la posseder. Il la fit enlever un jour qu’elle se <text:span text:style-name="_3c_pb_3e_">[77]</text:span> baignoit dans une Fontaine, une de ses compagnes qui en fut témoin vint m’annoncer cette triste nouvelle : j’en pensai mourir de douleur, et je fus quelques instans accablé sous le poids de mon chagrin, je formai d’abord cent résolutions plus violentes les unes que les autres et qui tendoient toutes à m’arracher la vie ; enfin je m’arrêtai à celle- ci, je pris le parti d’aller trouver le Roi, cause de mes malheurs, ne doutant pas que touché par mes larmes, il ne <text:span text:style-name="_3c_pb_3e_">[78]</text:span> me rendit Euridice ; je parvins à son Palais ; je me jettai à ses pieds ; je les embrassai et je le suppliai en répandant un torrent de larmes de ne pas me séparer d’une épouse qui m’étoit plus chere que la vie, et de rendre Euridice à ma tendresse, la vraie douleur a une éloquence d’autant plus persuasive, qu’elle est fille de la vérité : elle fit l’effet que j’en avois attendu, le Roi touché de mon amour me permit de voir Euridice et de la ramener avec moi : <text:span text:style-name="_3c_pb_3e_">[79]</text:span> mais il y mit pour condition que je ne ferois valoir auprès <text:soft-page-break/>d’elle que mon amour et non les droits d’époux, que pouvois-je désirer de plus ! persuadé de la vive tendresse de mon adorable Euridice, je m’en cru déjà possesseur ; je volai à son appartement, bien persuadé de son consentement, mais quelle fut ma surprise lorsque loin de me montrer ces empressemens si naturels quand on a été longtems séparé d’un objet chéri, elle me reçut avec l’abord le plus <text:span text:style-name="_3c_pb_3e_">[80]</text:span> glacé. Je lui rendis compte de la grace que le Roi m’avoit accordée, et je la pressai de me suivre : Orphée, me dit-elle, je vous ai aimé, et je vous aimerois sans doute encore si je ne connoissois pas le Prince qui nous a séparé ; mais un penchant invincible m’entraîne vers lui, et je ne pourrois vivre si j’en étois éloigné, pardonnez cependant mon inconstance ; je voulus repliquer, ne m’accablez pas, poursuivit-elle, de reproches inutiles, oubliez <text:span text:style-name="_3c_pb_3e_">[81]</text:span> Euridice, elle ne mérite plus les tendres sentimens que vous aviez pour elle : à ces mots les Gardes qui étoient restés présens à notre entrevûë m’obligèrent de sortir, et me laissèrent hors des portes du Palais livré au désespoir le plus affreux. Je revins dans mon pays transporté de fureur, là je formai la résolution de détester toutes les femmes, persuadé qu’il ne pouvoit en avoir de fidéles ; je fuyois tous les lieux où elles se trouvoient et je les évitois <text:span text:style-name="_3c_pb_3e_">[82]</text:span> avec soin. Le mépris que j’avois pour elles fut cause de ma mort : un jour qu’elles célébraient les fêtes de Bacchus, elles me trouvèrent au pied d’un arbre chantant sur ma Lyre les douceurs de la paisible indifférence, et les dangers de l’amour ; animées par le Dieu qui les inspiroit et par la haine qu’elles avoient pour moi, les Bacchantes me déchirèrent et emportèrent avec elles chacune une partie de mon corps.</text:p>
        <text:p text:style-name="Standard">Tel fut le récit que me fit <text:span text:style-name="_3c_pb_3e_">[83]</text:span> Orphée de ses malheurs, et de sa fin déplorabl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 svg:font-family="'DejaVu Sans Condensed'"/>
    <style:font-face style:name="Georgia" svg:font-family="Georgia"/>
    <style:font-face style:name="Times New Roman" svg:font-family="'Times New Roman'"/>
    <style:font-face style:name="Times New Roman1" svg:font-family="'Times New Roman'" style:font-adornments="Normal"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position="0% 100%" fo:font-size="12pt" fo:letter-spacing="normal" fo:language="fr" fo:country="FR" style:font-size-asian="12pt" style:language-asian="fr" style:country-asian="FR" style:font-size-complex="12pt" style:language-complex="fr" style:country-complex="FR" style:text-scale="100%"/>
    </style:default-style>
    <style:default-style style:family="paragraph">
      <style:paragraph-properties fo:margin-left="0cm" fo:margin-right="0cm" fo:margin-top="0cm" fo:margin-bottom="0cm"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text-properties style:font-name="Times New Roman1"/>
    </style:style>
    <style:style style:name="Corps_20_du_20_texte_20__28_2_29_" style:display-name="Corps du texte (2)" style:family="paragraph" style:master-page-name="">
      <style:paragraph-properties fo:margin-left="0cm" fo:margin-right="0cm" fo:line-height="0cm" fo:text-align="end" style:justify-single-word="false" fo:text-indent="-1.411cm" style:auto-text-indent="false" style:page-number="auto" fo:background-color="#ffffff">
        <style:background-image/>
      </style:paragraph-properties>
      <style:text-properties style:text-line-through-style="none" style:font-name="Georgia" fo:font-size="49pt" fo:font-style="normal" style:text-underline-style="none" fo:font-weight="normal" style:font-name-asian="Georgia" style:font-size-asian="49pt" style:font-style-asian="normal" style:font-weight-asian="normal" style:font-name-complex="Georgia" style:font-size-complex="49pt" style:font-style-complex="normal" style:font-weight-complex="normal"/>
    </style:style>
    <style:style style:name="Corps_20_du_20_texte_20__28_6_29_" style:display-name="Corps du texte (6)" style:family="paragraph" style:master-page-name="">
      <style:paragraph-properties fo:line-height="0cm" style:page-number="auto" fo:background-color="#ffffff">
        <style:background-image/>
      </style:paragraph-properties>
      <style:text-properties style:text-line-through-style="none" style:font-name="Georgia" fo:font-size="51pt" fo:letter-spacing="normal" fo:font-style="normal" style:text-underline-style="none" fo:font-weight="normal" style:font-name-asian="Georgia" style:font-size-asian="51pt" style:font-style-asian="normal" style:font-weight-asian="normal" style:font-name-complex="Georgia" style:font-size-complex="51pt" style:font-style-complex="normal" style:font-weight-complex="normal"/>
    </style:style>
    <style:style style:name="Corps_20_du_20_texte_20__28_4_29_" style:display-name="Corps du texte (4)" style:family="paragraph" style:master-page-name="">
      <style:paragraph-properties fo:line-height="0cm" fo:text-align="end" style:justify-single-word="false" style:page-number="auto" fo:background-color="#ffffff">
        <style:background-image/>
      </style:paragraph-properties>
      <style:text-properties style:text-line-through-style="none" style:font-name="Georgia" fo:font-size="41pt" fo:font-style="normal" style:text-underline-style="none" fo:font-weight="normal" style:font-name-asian="Georgia" style:font-size-asian="41pt" style:font-style-asian="normal" style:font-weight-asian="normal" style:font-name-complex="Georgia" style:font-size-complex="41pt" style:font-style-complex="normal" style:font-weight-complex="normal"/>
    </style:style>
    <style:style style:name="Titre_20__23_2_20__28_4_29_" style:display-name="Titre #2 (4)" style:family="paragraph" style:master-page-name="">
      <style:paragraph-properties fo:line-height="0cm" fo:text-align="center" style:justify-single-word="false" style:page-number="auto" fo:background-color="#ffffff">
        <style:background-image/>
      </style:paragraph-properties>
      <style:text-properties style:text-line-through-style="none" style:font-name="Georgia" fo:font-size="76pt" fo:font-style="normal" style:text-underline-style="none" fo:font-weight="bold" style:font-name-asian="Georgia" style:font-size-asian="76pt" style:font-style-asian="normal" style:font-weight-asian="bold" style:font-name-complex="Georgia" style:font-size-complex="76pt" style:font-style-complex="normal" style:font-weight-complex="bold"/>
    </style:style>
    <style:style style:name="Corps_20_du_20_texte_20__28_104_29_" style:display-name="Corps du texte (104)" style:family="paragraph" style:master-page-name="">
      <style:paragraph-properties fo:line-height="0cm" fo:text-align="justify" style:justify-single-word="false" style:page-number="auto" fo:background-color="#ffffff">
        <style:background-image/>
      </style:paragraph-properties>
      <style:text-properties style:text-line-through-style="none" style:font-name="Georgia" fo:font-size="9pt" fo:font-style="normal" style:text-underline-style="none" fo:font-weight="normal" style:font-name-asian="Georgia" style:font-size-asian="9pt" style:font-style-asian="normal" style:font-weight-asian="normal" style:font-name-complex="Georgia" style:font-size-complex="9pt" style:font-style-complex="normal" style:font-weight-complex="normal"/>
    </style:style>
    <style:style style:name="Corps_20_du_20_texte_20__28_121_29_" style:display-name="Corps du texte (121)" style:family="paragraph" style:master-page-name="">
      <style:paragraph-properties fo:line-height="2.177cm" style:page-number="auto" fo:background-color="#ffffff">
        <style:background-image/>
      </style:paragraph-properties>
      <style:text-properties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Corps_20_du_20_texte_20__28_30_29_" style:display-name="Corps du texte (30)" style:family="paragraph" style:master-page-name="">
      <style:paragraph-properties fo:line-height="0cm" fo:text-align="center" style:justify-single-word="false" style:page-number="auto" fo:background-color="#ffffff">
        <style:background-image/>
      </style:paragraph-properties>
      <style:text-properties style:text-line-through-style="none" style:font-name="Georgia" fo:font-size="51pt" fo:font-style="normal" style:text-underline-style="none" fo:font-weight="normal" style:font-name-asian="Georgia" style:font-size-asian="51pt" style:font-style-asian="normal" style:font-weight-asian="normal" style:font-name-complex="Georgia" style:font-size-complex="51pt" style:font-style-complex="normal" style:font-weight-complex="normal"/>
    </style:style>
    <style:style style:name="Corps_20_du_20_texte_20__28_93_29_" style:display-name="Corps du texte (93)" style:family="paragraph" style:master-page-name="">
      <style:paragraph-properties fo:line-height="0cm" fo:text-align="justify" style:justify-single-word="false" style:page-number="auto" fo:background-color="#ffffff">
        <style:background-image/>
      </style:paragraph-properties>
      <style:text-properties style:text-line-through-style="none" style:font-name="Georgia" fo:font-size="13pt" fo:font-style="normal" style:text-underline-style="none" fo:font-weight="bold" style:font-name-asian="Georgia" style:font-size-asian="13pt" style:font-style-asian="normal" style:font-weight-asian="bold" style:font-name-complex="Georgia" style:font-size-complex="13pt" style:font-style-complex="normal" style:font-weight-complex="bold"/>
    </style:style>
    <style:style style:name="Corps_20_du_20_texte_20__28_112_29_" style:display-name="Corps du texte (112)" style:family="paragraph" style:master-page-name="">
      <style:paragraph-properties fo:line-height="2.184cm" fo:text-align="justify" style:justify-single-word="false" style:page-number="auto" fo:background-color="#ffffff">
        <style:background-image/>
      </style:paragraph-properties>
      <style:text-properties style:text-line-through-style="none" style:font-name="Georgia" fo:font-size="44pt" fo:font-style="normal" style:text-underline-style="none" fo:font-weight="normal" style:font-name-asian="Georgia" style:font-size-asian="44pt" style:font-style-asian="normal" style:font-weight-asian="normal" style:font-name-complex="Georgia" style:font-size-complex="44pt" style:font-style-complex="normal" style:font-weight-complex="normal"/>
    </style:style>
    <style:style style:name="Corps_20_du_20_texte_20__28_136_29_" style:display-name="Corps du texte (136)" style:family="paragraph" style:master-page-name="">
      <style:paragraph-properties fo:line-height="0cm" style:page-number="auto" fo:background-color="#ffffff">
        <style:background-image/>
      </style:paragraph-properties>
      <style:text-properties style:text-line-through-style="none" style:font-name="Georgia" fo:font-size="6.5pt" fo:font-style="normal" style:text-underline-style="none" fo:font-weight="normal" style:font-name-asian="Georgia" style:font-size-asian="6.5pt" style:font-style-asian="normal" style:font-weight-asian="normal" style:font-name-complex="Georgia" style:font-size-complex="6.5pt" style:font-style-complex="normal" style:font-weight-complex="normal"/>
    </style:style>
    <style:style style:name="Corps_20_du_20_texte_20__28_58_29_" style:display-name="Corps du texte (58)" style:family="paragraph" style:master-page-name="">
      <style:paragraph-properties fo:line-height="0cm" fo:text-align="justify" style:justify-single-word="false" style:page-number="auto" fo:background-color="#ffffff">
        <style:background-image/>
      </style:paragraph-properties>
      <style:text-properties style:text-line-through-style="none" style:font-name="Georgia" fo:font-size="40pt" fo:letter-spacing="1.764cm" fo:font-style="normal" style:text-underline-style="none" fo:font-weight="normal" style:font-name-asian="Georgia" style:font-size-asian="40pt" style:font-style-asian="normal" style:font-weight-asian="normal" style:font-name-complex="Georgia" style:font-size-complex="40pt" style:font-style-complex="normal" style:font-weight-complex="normal"/>
    </style:style>
    <style:style style:name="Corps_20_du_20_texte_20__28_23_29_" style:display-name="Corps du texte (23)" style:family="paragraph" style:master-page-name="">
      <style:paragraph-properties fo:line-height="0cm" fo:text-align="end" style:justify-single-word="false" style:page-number="auto" fo:background-color="#ffffff">
        <style:background-image/>
      </style:paragraph-properties>
      <style:text-properties style:text-line-through-style="none" style:font-name="Georgia"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Corps_20_du_20_texte_20__28_161_29_" style:display-name="Corps du texte (161)" style:family="paragraph" style:master-page-name="">
      <style:paragraph-properties fo:line-height="0cm" fo:text-align="justify" style:justify-single-word="false" style:page-number="auto" fo:background-color="#ffffff">
        <style:background-image/>
      </style:paragraph-properties>
      <style:text-properties style:text-line-through-style="none" style:font-name="Georgia" fo:font-size="12pt" fo:font-style="normal" style:text-underline-style="none" fo:font-weight="bold" style:font-name-asian="Georgia" style:font-size-asian="12pt" style:font-style-asian="normal" style:font-weight-asian="bold" style:font-name-complex="Georgia" style:font-size-complex="12pt" style:font-style-complex="normal" style:font-weight-complex="bold"/>
    </style:style>
    <style:style style:name="Corps_20_du_20_texte_20__28_168_29_" style:display-name="Corps du texte (168)" style:family="paragraph" style:master-page-name="">
      <style:paragraph-properties fo:line-height="0cm" style:page-number="auto" fo:background-color="#ffffff">
        <style:background-image/>
      </style:paragraph-properties>
      <style:text-properties style:text-line-through-style="none" style:font-name="Georgia" fo:font-size="11.5pt" fo:font-style="italic" style:text-underline-style="none" fo:font-weight="normal" style:font-name-asian="Georgia" style:font-size-asian="11.5pt" style:font-style-asian="italic" style:font-weight-asian="normal" style:font-name-complex="Georgia" style:font-size-complex="11.5pt"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yperlink" style:family="text">
      <style:text-properties fo:color="#0066cc" style:text-underline-style="solid" style:text-underline-width="auto" style:text-underline-color="font-color"/>
    </style:style>
    <style:style style:name="CharStyle4" style:family="text">
      <style:text-properties style:text-line-through-style="none" style:font-name="Georgia" fo:font-size="49pt" fo:font-style="normal" style:text-underline-style="none" fo:font-weight="normal" style:font-name-asian="Georgia" style:font-size-asian="49pt" style:font-style-asian="normal" style:font-weight-asian="normal" style:font-name-complex="Georgia" style:font-size-complex="49pt" style:font-style-complex="normal" style:font-weight-complex="normal"/>
    </style:style>
    <style:style style:name="CharStyle5" style:family="text" style:parent-style-name="CharStyle4">
      <style:text-properties fo:color="#000000" style:text-position="0% 100%" fo:letter-spacing="normal" fo:language="fr" fo:country="FR" style:language-asian="fr" style:country-asian="FR" style:language-complex="fr" style:country-complex="FR" style:text-scale="100%"/>
    </style:style>
    <style:style style:name="CharStyle7" style:family="text">
      <style:text-properties style:text-line-through-style="none" style:font-name="Georgia" fo:font-size="51pt" fo:letter-spacing="normal" fo:font-style="normal" style:text-underline-style="none" fo:font-weight="normal" style:font-name-asian="Georgia" style:font-size-asian="51pt" style:font-style-asian="normal" style:font-weight-asian="normal" style:font-name-complex="Georgia" style:font-size-complex="51pt" style:font-style-complex="normal" style:font-weight-complex="normal"/>
    </style:style>
    <style:style style:name="CharStyle11" style:family="text">
      <style:text-properties style:text-line-through-style="none" style:font-name="Times New Roman" fo:font-size="9pt" fo:font-style="italic" style:text-underline-style="none" fo:font-weight="normal" style:font-name-asian="Times New Roman" style:font-size-asian="9pt" style:font-style-asian="italic" style:font-weight-asian="normal" style:font-name-complex="Times New Roman" style:font-size-complex="9pt" style:font-style-complex="italic" style:font-weight-complex="normal"/>
    </style:style>
    <style:style style:name="CharStyle12" style:family="text">
      <style:text-properties style:text-line-through-style="none" style:font-name="Georgia" fo:font-size="9pt" fo:font-style="normal" style:text-underline-style="none" fo:font-weight="normal" style:font-name-asian="Georgia" style:font-size-asian="9pt" style:font-style-asian="normal" style:font-weight-asian="normal" style:font-name-complex="Georgia" style:font-size-complex="9pt" style:font-style-complex="normal" style:font-weight-complex="normal"/>
    </style:style>
    <style:style style:name="CharStyle14" style:family="text">
      <style:text-properties style:text-line-through-style="none" style:font-name="Georgia" fo:font-size="41pt" fo:font-style="normal" style:text-underline-style="none" fo:font-weight="normal" style:font-name-asian="Georgia" style:font-size-asian="41pt" style:font-style-asian="normal" style:font-weight-asian="normal" style:font-name-complex="Georgia" style:font-size-complex="41pt" style:font-style-complex="normal" style:font-weight-complex="normal"/>
    </style:style>
    <style:style style:name="CharStyle16" style:family="text">
      <style:text-properties style:text-line-through-style="none" style:font-name="Georgia" fo:font-size="76pt" fo:font-style="normal" style:text-underline-style="none" fo:font-weight="bold" style:font-name-asian="Georgia" style:font-size-asian="76pt" style:font-style-asian="normal" style:font-weight-asian="bold" style:font-name-complex="Georgia" style:font-size-complex="76pt" style:font-style-complex="normal" style:font-weight-complex="bold"/>
    </style:style>
    <style:style style:name="CharStyle18" style:family="text">
      <style:text-properties style:text-line-through-style="none" style:font-name="Georgia" fo:font-size="9pt" fo:font-style="normal" style:text-underline-style="none" fo:font-weight="normal" style:font-name-asian="Georgia" style:font-size-asian="9pt" style:font-style-asian="normal" style:font-weight-asian="normal" style:font-name-complex="Georgia" style:font-size-complex="9pt" style:font-style-complex="normal" style:font-weight-complex="normal"/>
    </style:style>
    <style:style style:name="CharStyle20" style:family="text">
      <style:text-properties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CharStyle22" style:family="text">
      <style:text-properties style:text-line-through-style="none" style:font-name="Georgia" fo:font-size="51pt" fo:font-style="normal" style:text-underline-style="none" fo:font-weight="normal" style:font-name-asian="Georgia" style:font-size-asian="51pt" style:font-style-asian="normal" style:font-weight-asian="normal" style:font-name-complex="Georgia" style:font-size-complex="51pt" style:font-style-complex="normal" style:font-weight-complex="normal"/>
    </style:style>
    <style:style style:name="CharStyle24" style:family="text">
      <style:text-properties style:text-line-through-style="none" style:font-name="Georgia" fo:font-size="13pt" fo:font-style="normal" style:text-underline-style="none" fo:font-weight="bold" style:font-name-asian="Georgia" style:font-size-asian="13pt" style:font-style-asian="normal" style:font-weight-asian="bold" style:font-name-complex="Georgia" style:font-size-complex="13pt" style:font-style-complex="normal" style:font-weight-complex="bold"/>
    </style:style>
    <style:style style:name="CharStyle26" style:family="text">
      <style:text-properties style:text-line-through-style="none" style:font-name="Georgia" fo:font-size="44pt" fo:font-style="normal" style:text-underline-style="none" fo:font-weight="normal" style:font-name-asian="Georgia" style:font-size-asian="44pt" style:font-style-asian="normal" style:font-weight-asian="normal" style:font-name-complex="Georgia" style:font-size-complex="44pt" style:font-style-complex="normal" style:font-weight-complex="normal"/>
    </style:style>
    <style:style style:name="CharStyle28" style:family="text">
      <style:text-properties style:text-line-through-style="none" style:font-name="Georgia" fo:font-size="6.5pt" fo:font-style="normal" style:text-underline-style="none" fo:font-weight="normal" style:font-name-asian="Georgia" style:font-size-asian="6.5pt" style:font-style-asian="normal" style:font-weight-asian="normal" style:font-name-complex="Georgia" style:font-size-complex="6.5pt" style:font-style-complex="normal" style:font-weight-complex="normal"/>
    </style:style>
    <style:style style:name="CharStyle30" style:family="text">
      <style:text-properties style:text-line-through-style="none" style:font-name="Georgia" fo:font-size="40pt" fo:letter-spacing="1.764cm" fo:font-style="normal" style:text-underline-style="none" fo:font-weight="normal" style:font-name-asian="Georgia" style:font-size-asian="40pt" style:font-style-asian="normal" style:font-weight-asian="normal" style:font-name-complex="Georgia" style:font-size-complex="40pt" style:font-style-complex="normal" style:font-weight-complex="normal"/>
    </style:style>
    <style:style style:name="CharStyle32" style:family="text">
      <style:text-properties style:text-line-through-style="none" style:font-name="Georgia"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CharStyle34" style:family="text">
      <style:text-properties style:text-line-through-style="none" style:font-name="Georgia" fo:font-size="12pt" fo:font-style="normal" style:text-underline-style="none" fo:font-weight="bold" style:font-name-asian="Georgia" style:font-size-asian="12pt" style:font-style-asian="normal" style:font-weight-asian="bold" style:font-name-complex="Georgia" style:font-size-complex="12pt" style:font-style-complex="normal" style:font-weight-complex="bold"/>
    </style:style>
    <style:style style:name="CharStyle36" style:family="text">
      <style:text-properties style:text-line-through-style="none" style:font-name="Georgia" fo:font-size="11.5pt" fo:font-style="italic" style:text-underline-style="none" fo:font-weight="normal" style:font-name-asian="Georgia" style:font-size-asian="11.5pt" style:font-style-asian="italic" style:font-weight-asian="normal" style:font-name-complex="Georgia" style:font-size-complex="11.5pt" style:font-style-complex="italic"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_3c_pb_3e_" style:display-name="&lt;pb&gt;" style:family="text">
      <style:text-properties fo:color="#ff3333" style:text-position="sub 58%"/>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uscule d'un célébre auteur egyptien . Contenant l'histoire d'Orphée, par laquelle on pourroit soupçonner qu'il est peu de femmes fideles</dc:title>
    <dc:subject/>
    <meta:initial-creator>Collande, Alexandre-Jacques-Pierre Le Gendre (1726?-1752)</meta:initial-creator>
    <meta:keyword/>
    <meta:document-statistic meta:table-count="0" meta:image-count="0" meta:object-count="0" meta:page-count="6" meta:paragraph-count="34" meta:word-count="4969" meta:character-count="28365"/>
    <dc:date>2020-03-04T17:56:46.77</dc:date>
    <dc:creator>Karolina Suchecka</dc:creator>
    <meta:editing-duration>PT2H10M</meta:editing-duration>
    <meta:editing-cycles>1</meta:editing-cycles>
    <meta:generator>OpenOffice/4.1.6$Win32 OpenOffice.org_project/416m1$Build-9790</meta:generator>
  </office:meta>
</office:document-meta>
</file>